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variant="normal" fo:text-transform="none" fo:color="#000000" style:font-name="Consolas" fo:font-size="12pt" fo:letter-spacing="normal" fo:font-style="normal" fo:font-weight="normal" officeooo:rsid="0025cf7a" officeooo:paragraph-rsid="0025cf7a" style:font-size-asian="16pt" style:font-size-complex="16pt"/>
    </style:style>
    <style:style style:name="P2" style:family="paragraph" style:parent-style-name="Standard">
      <style:paragraph-properties fo:text-align="end" style:justify-single-word="false" style:writing-mode="rl-tb"/>
      <style:text-properties fo:font-variant="normal" fo:text-transform="none" fo:color="#000000" style:font-name="Consolas" fo:font-size="12pt" fo:letter-spacing="normal" fo:font-style="normal" fo:font-weight="normal" officeooo:rsid="0025d8b6" officeooo:paragraph-rsid="0025d8b6" style:font-size-asian="16pt" style:font-size-complex="16pt"/>
    </style:style>
    <style:style style:name="P3" style:family="paragraph" style:parent-style-name="Standard">
      <style:paragraph-properties fo:text-align="end" style:justify-single-word="false" style:writing-mode="rl-tb"/>
      <style:text-properties fo:font-variant="normal" fo:text-transform="none" fo:color="#000000" style:font-name="Consolas" fo:font-size="12pt" fo:letter-spacing="normal" fo:font-style="normal" fo:font-weight="normal" officeooo:rsid="00263a76" officeooo:paragraph-rsid="00263a76" style:font-size-asian="16pt" style:font-size-complex="16pt"/>
    </style:style>
    <style:style style:name="T1" style:family="text">
      <style:text-properties officeooo:rsid="00263a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ر جایی خواندم moment-jalali مشکل کار شمسی را حل می کند صفحه ی گیتاب ان این است:<text:line-break/></text:p>
      <text:p text:style-name="P1"/>
      <text:p text:style-name="P1"><text:a xlink:type="simple" xlink:href="https://github.com/jalaali/moment-jalaali" text:style-name="Internet_20_link" text:visited-style-name="Visited_20_Internet_20_Link">https://github.com/jalaali/moment-jalaali</text:a></text:p>
      <text:p text:style-name="P1"/>
      <text:p text:style-name="P1"/>
      <text:p text:style-name="P1">گفته اند که این کتاب خانه همان moment معروف است که شمسی هم به ان اضافه شده است احتمالا با این کتابخانه هرکاری که بخواهم در سمت مرورگر انجام دهم را می توانم . کارهای مثل تبدیل تاریخ از timestamp به شمسی و برعکس . <text:span text:style-name="T1">خیلی کار های دیگر هم می شود با این کتابخانه انجام داد حتی از اعداد فارسی هم پشتیبانی می کند <text:s/>حتی خودش برایت می نویسد مهر ابان . جالب است که در ان سایت npm که کتابخانه هستند هم جایی دارد و طبق مثال ها گویا از سال ۶۷ این کتابخانه داشته کار می کرده صفحه ی زیر حاوی اطلاعات مفیدی و مثال های مفیدی از این کتابخانه است:</text:span></text:p>
      <text:p text:style-name="P1"/>
      <text:p text:style-name="P3"><text:a xlink:type="simple" xlink:href="https://www.npmjs.com/package/jalali-moment" text:style-name="Internet_20_link" text:visited-style-name="Visited_20_Internet_20_Link">https://www.npmjs.com/package/jalali-moment</text:a></text:p>
      <text:p text:style-name="P3"/>
      <text:p text:style-name="P1"/>
      <text:p text:style-name="P1"/>
      <text:p text:style-name="P2">برای این کتابخانه هم پروژه ای با همین نام در کنار همین فایل درست کرده ام که این کتابخانه رویش نصب است و می توان درونش کد نوشت و امتحان کر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10-14T02:23:54.800074602</dc:date>
    <meta:editing-duration>PT5H45M44S</meta:editing-duration>
    <meta:editing-cycles>31</meta:editing-cycles>
    <meta:generator>LibreOffice/5.1.6.2$Linux_X86_64 LibreOffice_project/10m0$Build-2</meta:generator>
    <meta:document-statistic meta:table-count="0" meta:image-count="0" meta:object-count="0" meta:page-count="1" meta:paragraph-count="5" meta:word-count="164" meta:character-count="829" meta:non-whitespace-character-count="668"/>
  </office:meta>
</office:document-meta>
</file>